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er">
      <style:text-properties officeooo:rsid="000d483d" officeooo:paragraph-rsid="000d483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ececf1" loext:opacity="100%" style:font-name="S hne" fo:font-size="12pt" fo:letter-spacing="normal" fo:font-style="normal" fo:font-weight="normal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fo:margin-top="0in" fo:margin-bottom="0.1965in" style:contextual-spacing="false" style:line-height-at-least="0.198in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paragraph-properties fo:margin-top="0in" fo:margin-bottom="0.1965in" style:contextual-spacing="false" style:line-height-at-least="0.198in"/>
    </style:style>
    <style:style style:name="P9" style:family="paragraph" style:parent-style-name="Subtitle">
      <style:text-properties style:text-underline-style="solid" style:text-underline-width="auto" style:text-underline-color="font-color" officeooo:rsid="000d483d" officeooo:paragraph-rsid="000d483d"/>
    </style:style>
    <style:style style:name="P10" style:family="paragraph" style:parent-style-name="Title">
      <style:text-properties style:text-underline-style="solid" style:text-underline-width="auto" style:text-underline-color="font-color" officeooo:rsid="000d483d" officeooo:paragraph-rsid="000d483d"/>
    </style:style>
    <style:style style:name="T1" style:family="text">
      <style:text-properties fo:color="#9cdcfe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d7ba7d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6a9955" loext:opacity="100%"/>
    </style:style>
    <style:style style:name="T7" style:family="text">
      <style:text-properties fo:color="#6a9955" loext:opacity="100%" style:font-name="Droid Sans Mono" fo:font-size="10.5pt" fo:background-color="#1e1e1e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color="#ececf1" loext:opacity="100%" style:font-name="S hne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rtificial Intelligence</text:p>
      <text:p text:style-name="P9">Mid Lab Exam</text:p>
      <text:p text:style-name="P5"># QUESTION 1:</text:p>
      <text:p text:style-name="P5"># Create following graph in pyhton.</text:p>
      <text:p text:style-name="P7"/>
      <text:p text:style-name="P3"><text:span text:style-name="T1">graph</text:span> ={</text:p>
      <text:p text:style-name="P3"><text:span text:style-name="T2">"A"</text:span> : [<text:span text:style-name="T2">"B"</text:span>,<text:span text:style-name="T2">"C"</text:span>],</text:p>
      <text:p text:style-name="P3"><text:span text:style-name="T2">"B"</text:span> : [<text:span text:style-name="T2">"A"</text:span>,<text:span text:style-name="T2">"D"</text:span>,<text:span text:style-name="T2">"E"</text:span>],</text:p>
      <text:p text:style-name="P3"><text:span text:style-name="T2">"C"</text:span> : [<text:span text:style-name="T2">"A"</text:span>,<text:span text:style-name="T2">"F"</text:span>,<text:span text:style-name="T2">"G"</text:span>],</text:p>
      <text:p text:style-name="P3"><text:span text:style-name="T2">"D"</text:span> : [<text:span text:style-name="T2">"B"</text:span>,<text:span text:style-name="T2">"H"</text:span>],</text:p>
      <text:p text:style-name="P3"><text:span text:style-name="T2">"E"</text:span> : [<text:span text:style-name="T2">"B"</text:span>,<text:span text:style-name="T2">"H"</text:span>],</text:p>
      <text:p text:style-name="P3"><text:span text:style-name="T2">"F"</text:span> : [<text:span text:style-name="T2">"C"</text:span>,<text:span text:style-name="T2">"H"</text:span>],</text:p>
      <text:p text:style-name="P3"><text:span text:style-name="T2">"G"</text:span> : [<text:span text:style-name="T2">"C"</text:span>,<text:span text:style-name="T2">"H"</text:span>],</text:p>
      <text:p text:style-name="P3"><text:span text:style-name="T2">"H"</text:span> : [<text:span text:style-name="T2">"D"</text:span>,<text:span text:style-name="T2">"E"</text:span>,<text:span text:style-name="T2">"F"</text:span>,<text:span text:style-name="T2">"G"</text:span>]</text:p>
      <text:p text:style-name="P3">}</text:p>
      <text:p text:style-name="P4"><text:line-break/></text:p>
      <text:p text:style-name="P5"># QUESTION 2:</text:p>
      <text:p text:style-name="P5"># Implement and apply DFS on the given graph in such a way that</text:p>
      <text:p text:style-name="P5"># it should backtrack after third depth,</text:p>
      <text:p text:style-name="P5"># which means algorithm can only browse thee child node in a given depth up to third level.</text:p>
      <text:p text:style-name="P5"># </text:p>
      <text:p text:style-name="P5"># Start node is A and goal node is G.</text:p>
      <text:p text:style-name="P4"><text:line-break/></text:p>
      <text:p text:style-name="P3"><text:span text:style-name="T1">start_node</text:span> = <text:span text:style-name="T2">'A'</text:span></text:p>
      <text:p text:style-name="P3"><text:span text:style-name="T1">target_node</text:span> = <text:span text:style-name="T2">'G'</text:span></text:p>
      <text:p text:style-name="P8"/>
      <text:p text:style-name="P3"><text:span text:style-name="T1">open</text:span> = []</text:p>
      <text:p text:style-name="P3"><text:span text:style-name="T1">close</text:span> = []</text:p>
      <text:p text:style-name="P3"><text:span text:style-name="T1">forward</text:span> = []</text:p>
      <text:p text:style-name="P3"><text:span text:style-name="T1">backtrack</text:span> = []</text:p>
      <text:p text:style-name="P4"><text:line-break/></text:p>
      <text:p text:style-name="P3"><text:span text:style-name="T1">found</text:span> = <text:span text:style-name="T3">False</text:span></text:p>
      <text:p text:style-name="P7"/>
      <text:p text:style-name="P3"><text:span text:style-name="T1">Pair</text:span> = (<text:span text:style-name="T2">"</text:span><text:span text:style-name="T4">\\</text:span><text:span text:style-name="T2">"</text:span>, <text:span text:style-name="T1">start_node</text:span>, <text:span text:style-name="T5">1</text:span>) <text:span text:style-name="T6"># depth of the start node is 1</text:span></text:p>
      <text:p text:style-name="P7"><text:soft-page-break/></text:p>
      <text:p text:style-name="P3"><text:span text:style-name="T1">open</text:span>.<text:span text:style-name="T8">append</text:span>(<text:span text:style-name="T1">Pair</text:span>)</text:p>
      <text:p text:style-name="P5"># print("Open :", open)</text:p>
      <text:p text:style-name="P8"/>
      <text:p text:style-name="P3"><text:span text:style-name="T9">while</text:span> <text:span text:style-name="T3">True</text:span>:</text:p>
      <text:p text:style-name="P3"><text:span text:style-name="T9">if</text:span> <text:span text:style-name="T1">target_node</text:span> <text:span text:style-name="T3">in</text:span> <text:span text:style-name="T1">close</text:span>:</text:p>
      <text:p text:style-name="P3"><text:span text:style-name="T1">found</text:span> = <text:span text:style-name="T3">True</text:span></text:p>
      <text:p text:style-name="P7"/>
      <text:p text:style-name="P3"><text:span text:style-name="T1">forward</text:span>=<text:span text:style-name="T1">close</text:span>.<text:span text:style-name="T8">copy</text:span>()</text:p>
      <text:p text:style-name="P3"><text:span text:style-name="T1">temp</text:span>=<text:span text:style-name="T1">close</text:span>.<text:span text:style-name="T8">copy</text:span>()</text:p>
      <text:p text:style-name="P5"># print("Temp: ",temp)</text:p>
      <text:p text:style-name="P8"/>
      <text:p text:style-name="P5"># BAcktracking</text:p>
      <text:p text:style-name="P3"><text:span text:style-name="T1">node</text:span> = <text:span text:style-name="T1">temp</text:span>[-<text:span text:style-name="T5">1</text:span>]</text:p>
      <text:p text:style-name="P3"><text:span text:style-name="T9">while</text:span> <text:span text:style-name="T1">node</text:span> != <text:span text:style-name="T1">start_node</text:span>:</text:p>
      <text:p text:style-name="P3"><text:span text:style-name="T1">node</text:span> = <text:span text:style-name="T1">temp</text:span>.<text:span text:style-name="T8">pop</text:span>()</text:p>
      <text:p text:style-name="P3"><text:span text:style-name="T1">backtrack</text:span>.<text:span text:style-name="T8">append</text:span>(<text:span text:style-name="T1">node</text:span>)</text:p>
      <text:p text:style-name="P5"># print("Current Node: ",node)</text:p>
      <text:p text:style-name="P7"/>
      <text:p text:style-name="P3"><text:span text:style-name="T9">if</text:span> <text:span text:style-name="T8">len</text:span>(<text:span text:style-name="T1">open</text:span>) == <text:span text:style-name="T5">0</text:span>:</text:p>
      <text:p text:style-name="P6">break</text:p>
      <text:p text:style-name="P3"><text:span text:style-name="T1">pair</text:span> = <text:span text:style-name="T1">open</text:span>.<text:span text:style-name="T8">pop</text:span>()</text:p>
      <text:p text:style-name="P3"><text:span text:style-name="T1">node</text:span> = <text:span text:style-name="T1">pair</text:span>[<text:span text:style-name="T5">1</text:span>]</text:p>
      <text:p text:style-name="P3"><text:span text:style-name="T1">depth</text:span> = <text:span text:style-name="T1">pair</text:span>[<text:span text:style-name="T5">2</text:span>] <text:span text:style-name="T6"># get the depth of the current node</text:span></text:p>
      <text:p text:style-name="P3"><text:span text:style-name="T9">if</text:span> <text:span text:style-name="T1">node</text:span> <text:span text:style-name="T3">not</text:span> <text:span text:style-name="T3">in</text:span> <text:span text:style-name="T1">close</text:span> <text:span text:style-name="T3">and</text:span> <text:span text:style-name="T1">depth</text:span> &lt;= <text:span text:style-name="T5">3</text:span>: <text:span text:style-name="T6"># adding a condition to check the depth of the node</text:span></text:p>
      <text:p text:style-name="P3"><text:span text:style-name="T1">close</text:span>.<text:span text:style-name="T8">append</text:span>(<text:span text:style-name="T1">node</text:span>)</text:p>
      <text:p text:style-name="P5"># print("Close ", close)</text:p>
      <text:p text:style-name="P3"><text:span text:style-name="T9">if</text:span> <text:span text:style-name="T1">depth</text:span> &lt;= <text:span text:style-name="T5">2</text:span>: <text:span text:style-name="T6"># only add children if depth is less than or equal to 2</text:span></text:p>
      <text:p text:style-name="P3"><text:span text:style-name="T9">for</text:span> <text:span text:style-name="T1">goal</text:span> <text:span text:style-name="T9">in</text:span> <text:span text:style-name="T1">graph</text:span>[<text:span text:style-name="T1">node</text:span>][::-<text:span text:style-name="T5">1</text:span>]:</text:p>
      <text:p text:style-name="P3"><text:span text:style-name="T9">if</text:span> <text:span text:style-name="T1">goal</text:span> <text:span text:style-name="T3">not</text:span> <text:span text:style-name="T3">in</text:span> <text:span text:style-name="T1">close</text:span>:</text:p>
      <text:p text:style-name="P3"><text:span text:style-name="T1">new_pair</text:span> = (<text:span text:style-name="T1">node</text:span>, <text:span text:style-name="T1">goal</text:span>, <text:span text:style-name="T1">depth</text:span> + <text:span text:style-name="T5">1</text:span>) <text:span text:style-name="T6"># incrementing depth by 1 for each child node</text:span></text:p>
      <text:p text:style-name="P3"><text:span text:style-name="T1">open</text:span>.<text:span text:style-name="T8">append</text:span>(<text:span text:style-name="T1">new_pair</text:span>)</text:p>
      <text:p text:style-name="P5"># print("Open ", open)</text:p>
      <text:p text:style-name="P7"/>
      <text:p text:style-name="P3"><text:span text:style-name="T9">if</text:span> <text:span text:style-name="T1">found</text:span>:</text:p>
      <text:p text:style-name="P3"><text:span text:style-name="T8">print</text:span>(<text:span text:style-name="T2">"Forward Track: "</text:span>,<text:span text:style-name="T1">forward</text:span>)</text:p>
      <text:p text:style-name="P3"><text:span text:style-name="T8">print</text:span>(<text:span text:style-name="T2">"Backward Track: "</text:span>,<text:span text:style-name="T1">backtrack</text:span>)</text:p>
      <text:p text:style-name="P7"/>
      <text:p text:style-name="P3"><text:span text:style-name="T1">close</text:span> = <text:span text:style-name="T1">forward</text:span> + <text:span text:style-name="T1">backtrack</text:span></text:p>
      <text:p text:style-name="P7"/>
      <text:p text:style-name="P3"><text:span text:style-name="T1">close</text:span>.<text:span text:style-name="T8">remove</text:span>(<text:span text:style-name="T1">target_node</text:span>)</text:p>
      <text:p text:style-name="P3"><text:span text:style-name="T8">print</text:span>(<text:span text:style-name="T2">"Close Final DFS: "</text:span>, <text:span text:style-name="T1">close</text:span>)</text:p>
      <text:p text:style-name="P3"><text:soft-page-break/><text:span text:style-name="T9">else</text:span>:</text:p>
      <text:p text:style-name="P3"><text:span text:style-name="T8">print</text:span>(<text:span text:style-name="T2">"Target not found"</text:span>)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d483d" officeooo:paragraph-rsid="000d483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A20-BCS-004</text:p>
        <text:p text:style-name="MP1">RAI WASIQ ABDULLAH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3:12:42.415858732</meta:creation-date>
    <dc:date>2023-04-13T13:17:09.914466720</dc:date>
    <meta:editing-duration>PT4M28S</meta:editing-duration>
    <meta:editing-cycles>1</meta:editing-cycles>
    <meta:document-statistic meta:table-count="0" meta:image-count="0" meta:object-count="0" meta:page-count="3" meta:paragraph-count="69" meta:word-count="285" meta:character-count="1603" meta:non-whitespace-character-count="1380"/>
    <meta:generator>LibreOffice/7.3.7.2$Linux_X86_64 LibreOffice_project/30$Build-2</meta:generator>
  </office:meta>
</office:document-meta>
</file>